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800000"/>
      <style:text-properties style:font-name="Verdana" style:font-name-complex="Verdana" fo:font-weight="bold" style:font-weight-asian="bold" fo:font-size="11pt" style:font-size-asian="11pt" style:font-size-complex="11pt"/>
    </style:style>
    <style:style style:name="P2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" style:parent-style-name="Standard" style:family="paragraph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P4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5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6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 fo:language="en" fo:country="GB"/>
    </style:style>
    <style:style style:name="T7" style:parent-style-name="Fuentedepárrafopredeter." style:family="text">
      <style:text-properties style:font-name="Verdana" style:font-name-complex="Verdana" fo:font-size="9pt" style:font-size-asian="9pt" style:font-size-complex="9pt" fo:language="en" fo:country="GB"/>
    </style:style>
    <style:style style:name="T8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 fo:language="en" fo:country="GB"/>
    </style:style>
    <style:style style:name="T9" style:parent-style-name="Fuentedepárrafopredeter." style:family="text">
      <style:text-properties style:font-name="Verdana" style:font-name-complex="Verdana" fo:font-size="9pt" style:font-size-asian="9pt" style:font-size-complex="9pt" fo:language="en" fo:country="GB"/>
    </style:style>
    <style:style style:name="P10" style:parent-style-name="Standard" style:family="paragraph">
      <style:text-properties style:font-name="Verdana" style:font-name-complex="Verdana" fo:font-size="9pt" style:font-size-asian="9pt" style:font-size-complex="9pt" fo:language="en" fo:country="GB"/>
    </style:style>
    <style:style style:name="T11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 fo:language="en" fo:country="GB"/>
    </style:style>
    <style:style style:name="T12" style:parent-style-name="Fuentedepárrafopredeter." style:family="text">
      <style:text-properties style:font-name="Verdana" style:font-name-complex="Verdana" fo:font-size="9pt" style:font-size-asian="9pt" style:font-size-complex="9pt" fo:language="en" fo:country="GB"/>
    </style:style>
    <style:style style:name="T13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 fo:language="en" fo:country="GB"/>
    </style:style>
    <style:style style:name="T14" style:parent-style-name="Fuentedepárrafopredeter." style:family="text">
      <style:text-properties style:font-name="Verdana" style:font-name-complex="Verdana" fo:font-size="9pt" style:font-size-asian="9pt" style:font-size-complex="9pt" fo:language="en" fo:country="GB"/>
    </style:style>
    <style:style style:name="P15" style:parent-style-name="Standard" style:family="paragraph">
      <style:text-properties style:font-name="Verdana" style:font-name-complex="Verdana" fo:font-size="9pt" style:font-size-asian="9pt" style:font-size-complex="9pt" fo:language="en" fo:country="GB"/>
    </style:style>
    <style:style style:name="T16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17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8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19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20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21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22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23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24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25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26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27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28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29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30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31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32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33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4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5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36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7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8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39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40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41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42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43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44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45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46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47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48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49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50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51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52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53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54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55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56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57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58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59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60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1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62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3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64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5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66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7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68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9" style:parent-style-name="Fuentedepárrafopredeter.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70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71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72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73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74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P75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76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77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78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79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80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1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82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3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4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85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6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7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88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89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90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91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92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93" style:parent-style-name="Standard" style:family="paragraph">
      <style:text-properties style:font-name="Verdana" style:font-name-complex="Verdana" fo:font-weight="bold" style:font-weight-asian="bold" fo:font-size="9pt" style:font-size-asian="9pt" style:font-size-complex="9pt"/>
    </style:style>
    <style:style style:name="P94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95" style:parent-style-name="Standard" style:family="paragraph">
      <style:text-properties style:font-name="Verdana" style:font-name-complex="Verdana" fo:font-size="9pt" style:font-size-asian="9pt" style:font-size-complex="9pt"/>
    </style:style>
    <style:style style:name="P96" style:parent-style-name="Standard" style:family="paragraph">
      <style:text-properties style:font-name="Verdana" style:font-name-complex="Verdana" fo:font-size="9pt" style:font-size-asian="9pt" style:font-size-complex="9pt"/>
    </style:style>
    <style:style style:name="T97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98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99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0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101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2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3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104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5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106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7" style:parent-style-name="Fuentedepárrafopredeter." style:family="text">
      <style:text-properties style:font-name="Verdana" style:font-name-complex="Verdana" fo:font-weight="bold" style:font-weight-asian="bold" fo:font-size="9pt" style:font-size-asian="9pt" style:font-size-complex="9pt"/>
    </style:style>
    <style:style style:name="T108" style:parent-style-name="Fuentedepárrafopredeter." style:family="text">
      <style:text-properties style:font-name="Verdana" style:font-name-complex="Verdana" fo:font-size="9pt" style:font-size-asian="9pt" style:font-size-complex="9pt"/>
    </style:style>
    <style:style style:name="T109" style:parent-style-name="Fuentedepárrafopredeter." style:family="text">
      <style:text-properties style:font-name="Verdana" style:font-name-complex="Verdana" fo:font-size="9pt" style:font-size-asian="9pt" style:font-size-complex="9pt"/>
    </style:style>
  </office:automatic-styles>
  <office:body>
    <office:text text:use-soft-page-breaks="true">
      <text:p text:style-name="P1">SQL: Structured Query Languaje</text:p>
      <text:p text:style-name="P2"/>
      <text:p text:style-name="P3">CLÁUSULA SELECT - Consultas de selección<text:s/></text:p>
      <text:p text:style-name="P4"/>
      <text:p text:style-name="P5"/>
      <text:p text:style-name="Standard"><text:span text:style-name="T6">SELECT</text:span><text:span text:style-name="T7"><text:s/>*<text:s/></text:span><text:span text:style-name="T8">FROM</text:span><text:span text:style-name="T9"><text:s text:c="3"/>tabla</text:span></text:p>
      <text:p text:style-name="P10"/>
      <text:p text:style-name="Standard"><text:span text:style-name="T11">SELECT</text:span><text:span text:style-name="T12"><text:s/>campo1, campo2<text:s/></text:span><text:span text:style-name="T13">FROM</text:span><text:span text:style-name="T14"><text:s text:c="3"/>tabla</text:span></text:p>
      <text:p text:style-name="P15"/>
      <text:p text:style-name="Standard"><text:span text:style-name="T16">SELECT</text:span><text:span text:style-name="T17"><text:s/>tabla1.campo1, tabla1.campo2, tabla2.campo2<text:s/></text:span><text:span text:style-name="T18">FROM</text:span><text:span text:style-name="T19"><text:s text:c="3"/>tabla1, tabla2</text:span></text:p>
      <text:p text:style-name="P20"/>
      <text:p text:style-name="Standard"><text:span text:style-name="T21">SELECT</text:span><text:span text:style-name="T22"><text:s/>tabla1.*, tabla2.* <text:s/></text:span><text:span text:style-name="T23">FROM</text:span><text:span text:style-name="T24"><text:s text:c="3"/>tabla1, tabla2</text:span></text:p>
      <text:p text:style-name="P25"/>
      <text:p text:style-name="Standard"><text:span text:style-name="T26">SELECT</text:span><text:span text:style-name="T27"><text:s/>campo1, campo2<text:s/></text:span><text:span text:style-name="T28">FROM</text:span><text:span text:style-name="T29"><text:s text:c="2"/>tabla<text:s/></text:span><text:span text:style-name="T30">WHERE</text:span><text:span text:style-name="T31"><text:s/>(condición) <text:s/>// condición es opcional !</text:span><text:span text:style-name="T32">!</text:span></text:p>
      <text:p text:style-name="P33"/>
      <text:p text:style-name="P34"/>
      <text:p text:style-name="P35">OPERADORES LOGICOS</text:p>
      <text:p text:style-name="P36">- AND</text:p>
      <text:p text:style-name="P37">- OR</text:p>
      <text:p text:style-name="P38">- NOT (y que no tengan... )</text:p>
      <text:p text:style-name="P39"/>
      <text:p text:style-name="P40"><text:tab/><text:tab/><text:s text:c="2"/></text:p>
      <text:p text:style-name="Standard"><text:span text:style-name="T41">SELECT</text:span><text:span text:style-name="T42"><text:s/>campo1, campo2<text:s/></text:span><text:span text:style-name="T43">FROM</text:span><text:span text:style-name="T44"><text:s text:c="3"/>tabla<text:s/></text:span><text:span text:style-name="T45">WHERE</text:span><text:span text:style-name="T46"><text:s/>( condición1 )<text:s/></text:span><text:span text:style-name="T47">AND</text:span><text:span text:style-name="T48"><text:s/>( condición2 )</text:span></text:p>
      <text:p text:style-name="P49"/>
      <text:p text:style-name="P50"/>
      <text:p text:style-name="Standard"><text:span text:style-name="T51">ORDER BY</text:span><text:span text:style-name="T52"><text:s/>Establece un orden (ASC ó DESC)</text:span></text:p>
      <text:p text:style-name="P53"/>
      <text:p text:style-name="Standard"><text:span text:style-name="T54">SELECT</text:span><text:span text:style-name="T55"><text:s/>campo1, campo2<text:s/></text:span><text:span text:style-name="T56">FROM</text:span><text:span text:style-name="T57"><text:s/>tabla<text:s/></text:span><text:span text:style-name="T58">ORDER BY</text:span><text:span text:style-name="T59"><text:s/>campo1 ASC</text:span></text:p>
      <text:p text:style-name="Standard"><text:span text:style-name="T60">SELECT</text:span><text:span text:style-name="T61"><text:s/>campo1, campo2<text:s/></text:span><text:span text:style-name="T62">FROM</text:span><text:span text:style-name="T63"><text:s text:c="3"/>tabla<text:s/></text:span><text:span text:style-name="T64">WHERE</text:span><text:span text:style-name="T65"><text:s/>( condición1 )<text:s/></text:span><text:span text:style-name="T66">AND</text:span><text:span text:style-name="T67"><text:s/>( condición2 )<text:s/></text:span><text:span text:style-name="T68">ODER B</text:span><text:span text:style-name="T69">Y</text:span><text:span text:style-name="T70"><text:s/>campo2 DESC</text:span></text:p>
      <text:p text:style-name="P71"/>
      <text:p text:style-name="P72"/>
      <text:p text:style-name="Standard"><text:span text:style-name="T73">[AS]</text:span><text:span text:style-name="T74"><text:s/>-&gt; Sirve para crear alias al nombre de un campos</text:span></text:p>
      <text:p text:style-name="P75">SELECT tabla.campo1 AS Nombre, tabla.campo2 FROM <text:s text:c="2"/>tabla</text:p>
      <text:p text:style-name="P76"/>
      <text:p text:style-name="P77"/>
      <text:p text:style-name="P78"/>
      <text:p text:style-name="P79">FUNCIONES Y OPERADORES PARA UTILIZAR EN SENTENCIAS SQL</text:p>
      <text:p text:style-name="P80"/>
      <text:p text:style-name="P81">SUM()</text:p>
      <text:p text:style-name="P82"><text:s text:c="4"/><text:tab/>Select sum (campo) AS ALIAS -&gt; Devuelve la suma de los<text:s/>valores del campo</text:p>
      <text:p text:style-name="P83"/>
      <text:p text:style-name="P84">AVG()</text:p>
      <text:p text:style-name="P85"><text:tab/>Select AVG (campo) AS ALIAS <text:s/>-&gt; <text:s/>Devuelve el valor medio del campo</text:p>
      <text:p text:style-name="P86"/>
      <text:p text:style-name="P87">MAX()</text:p>
      <text:p text:style-name="P88"><text:tab/>Select MAX(campo) AS ALIAS <text:s/>-&gt; <text:s/>Devuelve el valor máximo</text:p>
      <text:p text:style-name="P89"/>
      <text:p text:style-name="P90">MIN()</text:p>
      <text:p text:style-name="P91"><text:tab/>Select MIN(campo) AS ALIAS <text:s/>-&gt; <text:s/>Devuelve el valor mínimo</text:p>
      <text:p text:style-name="P92"/>
      <text:p text:style-name="P93">COUNT()</text:p>
      <text:p text:style-name="P94"><text:tab/>Select count (campo)<text:s/>as Total <text:s/>-&gt; Cuenta el número de resultados</text:p>
      <text:p text:style-name="P95"/>
      <text:p text:style-name="P96"/>
      <text:p text:style-name="Standard"><text:span text:style-name="T97">CURDATE()</text:span><text:span text:style-name="T98"><text:s text:c="2"/></text:span><text:span text:style-name="T99"><text:tab/><text:s text:c="3"/>-&gt; Devuelve la fecha atual</text:span></text:p>
      <text:p text:style-name="Standard"><text:span text:style-name="T100">YEAR (fecha)</text:span><text:span text:style-name="T101"><text:s text:c="4"/>-&gt; Devuelve el año</text:span><text:span text:style-name="T102"><text:tab/></text:span></text:p>
      <text:p text:style-name="Standard"><text:span text:style-name="T103">MONTH (fecha)</text:span><text:span text:style-name="T104"><text:s/>-&gt; Devuelve el mes en dato numérico</text:span></text:p>
      <text:p text:style-name="Standard"><text:span text:style-name="T105">DAY (fecha)</text:span><text:span text:style-name="T106"><text:tab/><text:s text:c="3"/>-&gt; Devuelve el día en dato numérico</text:span></text:p>
      <text:p text:style-name="Standard"><text:span text:style-name="T107">DATE() <text:s text:c="13"/></text:span><text:span text:style-name="T108">-&gt; Devuelve</text:span><text:span text:style-name="T109"><text:s/>la fecha atu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QL: Structured Query Languaje</dc:title>
    <meta:initial-creator>Dejan</meta:initial-creator>
    <dc:creator>Eneko Perez iriberri</dc:creator>
    <meta:creation-date>2011-12-14T12:29:00Z</meta:creation-date>
    <dc:date>2018-03-15T08:17:00Z</dc:date>
    <meta:template xlink:href="Normal" xlink:type="simple"/>
    <meta:editing-cycles>22</meta:editing-cycles>
    <meta:editing-duration>PT8940S</meta:editing-duration>
    <meta:document-statistic meta:page-count="1" meta:paragraph-count="2" meta:word-count="221" meta:character-count="1435" meta:row-count="10" meta:non-whitespace-character-count="1216"/>
  </office:meta>
</office:document-meta>
</file>